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f33ad" officeooo:paragraph-rsid="001f33ad"/>
    </style:style>
    <style:style style:name="P2" style:family="paragraph" style:parent-style-name="Standard" style:list-style-name="L1">
      <style:text-properties officeooo:rsid="001f33ad" officeooo:paragraph-rsid="001f33ad"/>
    </style:style>
    <style:style style:name="P3" style:family="paragraph" style:parent-style-name="Standard" style:list-style-name="L2">
      <style:text-properties officeooo:rsid="001f33ad" officeooo:paragraph-rsid="001f33ad"/>
    </style:style>
    <style:style style:name="P4" style:family="paragraph" style:parent-style-name="Standard" style:list-style-name="L3">
      <style:text-properties officeooo:rsid="001f33ad" officeooo:paragraph-rsid="001f33a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33ad" officeooo:paragraph-rsid="001f33ad" style:font-weight-asian="bold" style:font-weight-complex="bold"/>
    </style:style>
    <style:style style:name="P6" style:family="paragraph" style:parent-style-name="Standard">
      <style:text-properties fo:font-weight="bold" officeooo:rsid="001f33ad" officeooo:paragraph-rsid="001f33a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itscope</text:p>
      <text:p text:style-name="P1"/>
      <text:p text:style-name="P6"><text:span text:style-name="T1">Valentin :</text:span> Générateur de tension</text:p>
      <text:p text:style-name="P6"/>
      <text:list xml:id="list5846685640379910868" text:style-name="L1">
        <text:list-item>
          <text:p text:style-name="P2">générer des siniaux de plusieurs forme de forme (sinisauïdaux, carrée, triangle)</text:p>
        </text:list-item>
      </text:list>
      <text:p text:style-name="P1"/>
      <text:p text:style-name="P6"><text:span text:style-name="T1">Abdel :</text:span> graph</text:p>
      <text:p text:style-name="P6"/>
      <text:list xml:id="list2257893847063370315" text:style-name="L2">
        <text:list-item>
          <text:p text:style-name="P3">Creation des graphs à partir des des siniaux réceptionnés</text:p>
        </text:list-item>
      </text:list>
      <text:p text:style-name="P1"/>
      <text:p text:style-name="P6"><text:span text:style-name="T1">Nicolas :</text:span> Reception des signaux</text:p>
      <text:p text:style-name="P6"/>
      <text:list xml:id="list5512498277580565667" text:style-name="L3">
        <text:list-item>
          <text:p text:style-name="P4">Reception des signaux temps réel et traitement des signau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7:42:53.912699037</meta:creation-date>
    <dc:date>2017-10-17T17:51:18.827936411</dc:date>
    <meta:editing-duration>PT8M27S</meta:editing-duration>
    <meta:editing-cycles>1</meta:editing-cycles>
    <meta:document-statistic meta:table-count="0" meta:image-count="0" meta:object-count="0" meta:page-count="1" meta:paragraph-count="7" meta:word-count="46" meta:character-count="282" meta:non-whitespace-character-count="246"/>
    <meta:generator>LibreOffice/5.2.7.2$Linux_ARM_EABI LibreOffice_project/528e71104c3fcc3637004cef595401b05295414c</meta:generator>
  </office:meta>
</office:document-meta>
</file>